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990000" draw:fill-color="#ff66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0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66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9900" fo:font-size="12pt" style:text-underline-style="none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5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  <style:text-properties fo:color="#009900" style:text-underline-style="none"/>
    </style:style>
    <style:style style:name="P18" style:family="paragraph">
      <loext:graphic-properties draw:fill="none" draw:fill-color="#ffffff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>
      <loext:graphic-properties draw:fill="none" draw:fill-color="#ffffff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9900" fo:font-size="12pt" style:text-underline-style="none" style:font-size-asian="12pt" style:font-size-complex="12pt"/>
    </style:style>
    <style:style style:name="T6" style:family="text"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draw:frame draw:style-name="gr7" draw:text-style-name="P7" draw:layer="layout" svg:width="16.284cm" svg:height="0.962cm" svg:x="0.6cm" svg:y="1.006cm">
          <draw:text-box>
            <text:p>Tests written in green are implemented and ready to use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4.096cm" svg:height="0.725cm" svg:x="6.935cm" svg:y="0.216cm">
          <draw:text-box>
            <text:p text:style-name="P1"><text:span text:style-name="T4">ping </text:span><text:span text:style-name="T4">defaul</text:span><text:span text:style-name="T4">t </text:span><text:span text:style-name="T4">projec</text:span><text:span text:style-name="T4">t</text:span></text:p>
          </draw:text-box>
        </draw:frame>
        <draw:custom-shape draw:style-name="gr10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039cm" svg:height="0.725cm" svg:x="6.952cm" svg:y="1.093cm">
          <draw:text-box>
            <text:p text:style-name="P1"><text:span text:style-name="T5">p</text:span><text:span text:style-name="T5">i</text:span><text:span text:style-name="T5">n</text:span><text:span text:style-name="T5">g </text:span><text:span text:style-name="T5">o</text:span><text:span text:style-name="T5">r</text:span><text:span text:style-name="T5">p</text:span></text:p>
          </draw:text-box>
        </draw:frame>
        <draw:custom-shape draw:style-name="gr10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2.699cm" svg:height="0.725cm" svg:x="6.953cm" svg:y="1.994cm">
          <draw:text-box>
            <text:p text:style-name="P1"><text:span text:style-name="T5">ping </text:span><text:span text:style-name="T5">search</text:span></text:p>
          </draw:text-box>
        </draw:frame>
        <draw:custom-shape draw:style-name="gr10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855cm" svg:height="0.725cm" svg:x="6.954cm" svg:y="2.895cm">
          <draw:text-box>
            <text:p text:style-name="P1"><text:span text:style-name="T5">pin</text:span><text:span text:style-name="T5">g </text:span><text:span text:style-name="T5">sol</text:span><text:span text:style-name="T5">r </text:span><text:span text:style-name="T5">int</text:span><text:span text:style-name="T5">erf</text:span><text:span text:style-name="T5">ac</text:span><text:span text:style-name="T5">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10" draw:text-style-name="P1" xml:id="id16" draw:id="id16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3.783cm" svg:height="0.725cm" svg:x="6.953cm" svg:y="5.16cm">
          <draw:text-box>
            <text:p text:style-name="P1"><text:span text:style-name="T6">u</text:span><text:span text:style-name="T6">s</text:span><text:span text:style-name="T6">e</text:span><text:span text:style-name="T6">r</text:span><text:span text:style-name="T6">_</text:span><text:span text:style-name="T6">l</text:span><text:span text:style-name="T6">o</text:span><text:span text:style-name="T6">g</text:span><text:span text:style-name="T6">i</text:span><text:span text:style-name="T6">n</text:span></text:p>
          </draw:text-box>
        </draw:frame>
        <draw:custom-shape draw:style-name="gr10" draw:text-style-name="P1" xml:id="id17" draw:id="id17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3.525cm" svg:height="0.725cm" svg:x="6.951cm" svg:y="4.432cm">
          <draw:text-box>
            <text:p text:style-name="P1"><text:span text:style-name="T5">creat</text:span><text:span text:style-name="T5">e_us</text:span><text:span text:style-name="T5">er</text:span></text:p>
          </draw:text-box>
        </draw:frame>
        <draw:custom-shape draw:style-name="gr10" draw:text-style-name="P1" xml:id="id18" draw:id="id18" draw:layer="layout" svg:width="0.223cm" svg:height="0.223cm" svg:x="6.686cm" svg:y="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4.304cm" svg:height="0.725cm" svg:x="6.952cm" svg:y="5.831cm">
          <draw:text-box>
            <text:p text:style-name="P1"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_</text:span><text:span text:style-name="T2">d</text:span><text:span text:style-name="T2">l</text:span><text:span text:style-name="T2">_</text:span><text:span text:style-name="T2">li</text:span><text:span text:style-name="T2">n</text:span><text:span text:style-name="T2">k</text:span><text:span text:style-name="T2">s</text:span></text:p>
          </draw:text-box>
        </draw:frame>
        <draw:connector draw:style-name="gr5" draw:text-style-name="P6" draw:layer="layout" draw:type="line" svg:x1="5.669cm" svg:y1="5.567cm" svg:x2="6.687cm" svg:y2="5.561cm" draw:start-shape="id15" draw:start-glue-point="10" draw:end-shape="id16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15" draw:start-glue-point="10" draw:end-shape="id17" draw:end-glue-point="6" svg:d="M5669 5567c762 0 254-734 1016-734" svg:viewBox="0 0 1017 735">
          <text:p/>
        </draw:connector>
        <draw:connector draw:style-name="gr5" draw:text-style-name="P6" draw:layer="layout" draw:type="curve" svg:x1="5.669cm" svg:y1="5.567cm" svg:x2="6.686cm" svg:y2="6.232cm" draw:start-shape="id15" draw:start-glue-point="10" draw:end-shape="id18" draw:end-glue-point="6" svg:d="M5669 5567c762 0 254 665 1017 665" svg:viewBox="0 0 1018 666">
          <text:p/>
        </draw:connector>
        <draw:custom-shape draw:style-name="gr9" draw:text-style-name="P2" xml:id="id19" draw:id="id19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9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20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9" draw:text-style-name="P2" xml:id="id21" draw:id="id21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209cm" svg:height="0.725cm" svg:x="6.953cm" svg:y="9.56cm">
          <draw:text-box>
            <text:p text:style-name="P1"><text:span text:style-name="T7">rol</text:span><text:span text:style-name="T7">e</text:span></text:p>
          </draw:text-box>
        </draw:frame>
        <draw:custom-shape draw:style-name="gr10" draw:text-style-name="P1" xml:id="id23" draw:id="id23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10" draw:text-style-name="P1" xml:id="id24" draw:id="id24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1.637cm" svg:height="0.725cm" svg:x="6.952cm" svg:y="10.231cm">
          <draw:text-box>
            <text:p text:style-name="P1"><text:span text:style-name="T2">a</text:span><text:span text:style-name="T2">ct</text:span><text:span text:style-name="T2">i</text:span><text:span text:style-name="T2">o</text:span><text:span text:style-name="T2">n</text:span></text:p>
          </draw:text-box>
        </draw:frame>
        <draw:connector draw:style-name="gr5" draw:text-style-name="P6" draw:layer="layout" draw:type="line" svg:x1="5.669cm" svg:y1="9.967cm" svg:x2="6.687cm" svg:y2="9.961cm" draw:start-shape="id21" draw:start-glue-point="10" draw:end-shape="id22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1" draw:start-glue-point="10" draw:end-shape="id23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1" draw:start-glue-point="10" draw:end-shape="id24" draw:end-glue-point="6" svg:d="M5669 9967c762 0 254 665 1017 665" svg:viewBox="0 0 1018 666">
          <text:p/>
        </draw:connector>
        <draw:custom-shape draw:style-name="gr10" draw:text-style-name="P1" draw:layer="layout" svg:width="0.223cm" svg:height="0.223cm" svg:x="6.687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3.783cm" svg:height="0.725cm" svg:x="6.953cm" svg:y="6.561cm">
          <draw:text-box>
            <text:p text:style-name="P1"><text:span text:style-name="T6">r</text:span><text:span text:style-name="T6">o</text:span><text:span text:style-name="T6">o</text:span><text:span text:style-name="T6">t</text:span><text:span text:style-name="T6">_</text:span><text:span text:style-name="T6">l</text:span><text:span text:style-name="T6">o</text:span><text:span text:style-name="T6">g</text:span><text:span text:style-name="T6">i</text:span><text:span text:style-name="T6">n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8" draw:id="id28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6" draw:id="id26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843cm" svg:height="0.725cm" svg:x="6.935cm" svg:y="0.216cm">
          <draw:text-box>
            <text:p text:style-name="P17"><text:span text:style-name="T9">pin</text:span><text:span text:style-name="T9">g </text:span><text:span text:style-name="T9">thre</text:span><text:span text:style-name="T9">dds</text:span></text:p>
          </draw:text-box>
        </draw:frame>
        <draw:custom-shape draw:style-name="gr10" draw:text-style-name="P1" xml:id="id27" draw:id="id27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2.868cm" svg:height="0.725cm" svg:x="6.952cm" svg:y="1.093cm">
          <draw:text-box>
            <text:p text:style-name="P17"><text:span text:style-name="T2">pin</text:span><text:span text:style-name="T2">g </text:span><text:span text:style-name="T2">orp</text:span></text:p>
          </draw:text-box>
        </draw:frame>
        <draw:connector draw:style-name="gr5" draw:text-style-name="P6" draw:layer="layout" draw:type="curve" svg:x1="5.569cm" svg:y1="2.01cm" svg:x2="6.669cm" svg:y2="0.65cm" draw:start-shape="id25" draw:start-glue-point="10" draw:end-shape="id26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5" draw:start-glue-point="10" draw:end-shape="id27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8" draw:start-glue-point="10" draw:end-shape="id25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8" draw:start-glue-point="10" draw:end-shape="id29" draw:end-glue-point="6" svg:d="M2993 9972c934 0 312-4405 1245-4405" svg:viewBox="0 0 1246 4406">
          <text:p/>
        </draw:connector>
        <draw:custom-shape draw:style-name="gr10" draw:text-style-name="P1" xml:id="id30" draw:id="id30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213cm" svg:height="0.725cm" svg:x="6.934cm" svg:y="3.716cm">
          <draw:text-box>
            <text:p text:style-name="P17"><text:span text:style-name="T4">http</text:span></text:p>
          </draw:text-box>
        </draw:frame>
        <draw:custom-shape draw:style-name="gr10" draw:text-style-name="P1" xml:id="id31" draw:id="id31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1.683cm" svg:height="0.725cm" svg:x="6.951cm" svg:y="4.593cm">
          <draw:text-box>
            <text:p text:style-name="P17"><text:span text:style-name="T5">grid</text:span><text:span text:style-name="T5">ftp</text:span></text:p>
          </draw:text-box>
        </draw:frame>
        <draw:custom-shape draw:style-name="gr10" draw:text-style-name="P1" xml:id="id32" draw:id="id32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0" draw:layer="layout" svg:width="3.127cm" svg:height="0.725cm" svg:x="6.952cm" svg:y="5.494cm">
          <draw:text-box>
            <text:p text:style-name="P1"><text:span text:style-name="T8">glo</text:span><text:span text:style-name="T8">bus</text:span><text:span text:style-name="T8">_on</text:span><text:span text:style-name="T8">line</text:span></text:p>
          </draw:text-box>
        </draw:frame>
        <draw:connector draw:style-name="gr5" draw:text-style-name="P6" draw:layer="layout" draw:type="curve" svg:x1="5.569cm" svg:y1="5.567cm" svg:x2="6.668cm" svg:y2="4.15cm" draw:end-shape="id30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1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2" draw:end-glue-point="6" svg:d="M5569 5567c462 0-96 361 1117 361" svg:viewBox="0 0 1118 362">
          <text:p/>
        </draw:connector>
        <draw:custom-shape draw:style-name="gr9" draw:text-style-name="P2" xml:id="id33" draw:id="id33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8" draw:start-glue-point="10" draw:end-shape="id33" draw:end-glue-point="6" svg:d="M2993 9972c934 0 312-5 1245-5" svg:viewBox="0 0 1246 6">
          <text:p/>
        </draw:connector>
        <draw:custom-shape draw:style-name="gr10" draw:text-style-name="P1" xml:id="id34" draw:id="id34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10" draw:text-style-name="P1" xml:id="id35" draw:id="id35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9cm" svg:height="0.725cm" svg:x="6.951cm" svg:y="8.832cm">
          <draw:text-box>
            <text:p text:style-name="P1"><text:span text:style-name="T8">gro</text:span><text:span text:style-name="T8">up</text:span></text:p>
          </draw:text-box>
        </draw:frame>
        <draw:custom-shape draw:style-name="gr10" draw:text-style-name="P1" xml:id="id36" draw:id="id36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1.637cm" svg:height="0.725cm" svg:x="6.952cm" svg:y="10.231cm">
          <draw:text-box>
            <text:p text:style-name="P1"><text:span text:style-name="T2">acti</text:span><text:span text:style-name="T2">on</text:span></text:p>
          </draw:text-box>
        </draw:frame>
        <draw:connector draw:style-name="gr5" draw:text-style-name="P6" draw:layer="layout" draw:type="line" svg:x1="5.669cm" svg:y1="9.967cm" svg:x2="6.687cm" svg:y2="9.961cm" draw:start-shape="id33" draw:start-glue-point="10" draw:end-shape="id34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3" draw:start-glue-point="10" draw:end-shape="id35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3" draw:start-glue-point="10" draw:end-shape="id36" draw:end-glue-point="6" svg:d="M5669 9967c762 0 254 665 1017 665" svg:viewBox="0 0 1018 666">
          <text:p/>
        </draw:connector>
        <draw:custom-shape draw:style-name="gr10" draw:text-style-name="P1" xml:id="id37" draw:id="id37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008cm" svg:height="0.725cm" svg:x="6.952cm" svg:y="1.994cm">
          <draw:text-box>
            <text:p text:style-name="P17"><text:span text:style-name="T2">pin</text:span><text:span text:style-name="T2">g </text:span><text:span text:style-name="T2">stat</text:span><text:span text:style-name="T2">s </text:span><text:span text:style-name="T2">api</text:span></text:p>
          </draw:text-box>
        </draw:frame>
        <draw:connector draw:style-name="gr5" draw:text-style-name="P6" draw:layer="layout" draw:type="curve" svg:x1="5.569cm" svg:y1="2.01cm" svg:x2="6.686cm" svg:y2="2.427cm" draw:start-shape="id25" draw:start-glue-point="10" draw:end-shape="id37" draw:end-glue-point="6" svg:d="M5569 2010c837 0 279 417 1117 417" svg:viewBox="0 0 1118 418">
          <text:p/>
        </draw:connecto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8" draw:id="id38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9" draw:id="id39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8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8" draw:start-glue-point="10" draw:end-shape="id39" draw:end-glue-point="6" svg:d="M2993 9972c934 0 312-4405 1245-4405" svg:viewBox="0 0 1246 4406">
          <text:p/>
        </draw:connector>
        <draw:custom-shape draw:style-name="gr10" draw:text-style-name="P17" xml:id="id40" draw:id="id40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1" draw:layer="layout" svg:width="3.101cm" svg:height="0.725cm" svg:x="6.953cm" svg:y="5.16cm">
          <draw:text-box>
            <text:p text:style-name="P17"><text:span text:style-name="T9">get</text:span><text:span text:style-name="T9">_tru</text:span><text:span text:style-name="T9">stro</text:span><text:span text:style-name="T9">ots</text:span></text:p>
          </draw:text-box>
        </draw:frame>
        <draw:custom-shape draw:style-name="gr10" draw:text-style-name="P17" xml:id="id41" draw:id="id41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3.385cm" svg:height="0.725cm" svg:x="6.951cm" svg:y="4.432cm">
          <draw:text-box>
            <text:p text:style-name="P17"><text:span text:style-name="T2">get</text:span><text:span text:style-name="T2">_cr</text:span><text:span text:style-name="T2">ede</text:span><text:span text:style-name="T2">ntia</text:span><text:span text:style-name="T2">ls</text:span></text:p>
          </draw:text-box>
        </draw:frame>
        <draw:connector draw:style-name="gr5" draw:text-style-name="P6" draw:layer="layout" draw:type="line" svg:x1="5.669cm" svg:y1="5.567cm" svg:x2="6.687cm" svg:y2="5.561cm" draw:start-shape="id39" draw:start-glue-point="10" draw:end-shape="id40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39" draw:start-glue-point="10" draw:end-shape="id41" draw:end-glue-point="6" svg:d="M5669 5567c762 0 254-734 1016-734" svg:viewBox="0 0 1017 735">
          <text:p/>
        </draw:connector>
        <draw:custom-shape draw:style-name="gr9" draw:text-style-name="P2" xml:id="id42" draw:id="id42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8" draw:start-glue-point="10" draw:end-shape="id42" draw:end-glue-point="6" svg:d="M2993 9972c934 0 312 5296 1245 5296" svg:viewBox="0 0 1246 5297">
          <text:p/>
        </draw:connector>
        <draw:custom-shape draw:style-name="gr9" draw:text-style-name="P2" xml:id="id43" draw:id="id43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44" draw:id="id44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1" draw:layer="layout" svg:width="3.783cm" svg:height="0.725cm" svg:x="6.852cm" svg:y="1.66cm">
          <draw:text-box>
            <text:p text:style-name="P17"><text:span text:style-name="T9">pin</text:span><text:span text:style-name="T9">g </text:span><text:span text:style-name="T9">my</text:span><text:span text:style-name="T9">pro</text:span><text:span text:style-name="T9">xy</text:span></text:p>
          </draw:text-box>
        </draw:frame>
        <draw:custom-shape draw:style-name="gr10" draw:text-style-name="P17" xml:id="id45" draw:id="id45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3.525cm" svg:height="0.725cm" svg:x="6.85cm" svg:y="0.932cm">
          <draw:text-box>
            <text:p text:style-name="P17"><text:span text:style-name="T2">pin</text:span><text:span text:style-name="T2">g </text:span><text:span text:style-name="T2">slcs</text:span></text:p>
          </draw:text-box>
        </draw:frame>
        <draw:custom-shape draw:style-name="gr10" draw:text-style-name="P17" xml:id="id46" draw:id="id46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4.304cm" svg:height="0.725cm" svg:x="6.851cm" svg:y="2.331cm">
          <draw:text-box>
            <text:p text:style-name="P17"><text:span text:style-name="T2">pin</text:span><text:span text:style-name="T2">g </text:span><text:span text:style-name="T2">esg</text:span><text:span text:style-name="T2">f-</text:span><text:span text:style-name="T2">idp</text:span></text:p>
          </draw:text-box>
        </draw:frame>
        <draw:connector draw:style-name="gr5" draw:text-style-name="P6" draw:layer="layout" draw:type="line" svg:x1="5.568cm" svg:y1="2.067cm" svg:x2="6.586cm" svg:y2="2.061cm" draw:start-shape="id43" draw:start-glue-point="10" draw:end-shape="id44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3" draw:start-glue-point="10" draw:end-shape="id45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3" draw:start-glue-point="10" draw:end-shape="id46" draw:end-glue-point="6" svg:d="M5568 2067c762 0 254 665 1017 665" svg:viewBox="0 0 1018 666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49" draw:id="id49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7" draw:id="id47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8" draw:id="id48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1.967cm" svg:height="0.725cm" svg:x="6.935cm" svg:y="0.216cm">
          <draw:text-box>
            <text:p text:style-name="P17"><text:span text:style-name="T4">pin</text:span><text:span text:style-name="T4">g </text:span><text:span text:style-name="T4">las</text:span></text:p>
          </draw:text-box>
        </draw:frame>
        <draw:connector draw:style-name="gr5" draw:text-style-name="P6" draw:layer="layout" draw:type="curve" svg:x1="5.569cm" svg:y1="2.01cm" svg:x2="6.669cm" svg:y2="0.65cm" draw:start-shape="id47" draw:start-glue-point="10" draw:end-shape="id48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49" draw:start-glue-point="10" draw:end-shape="id47" draw:end-glue-point="6" svg:d="M2993 9972c859 0 287-7962 1145-7962" svg:viewBox="0 0 1146 7963">
          <text:p/>
        </draw:connecto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30T10:33:10.220484855</dc:date>
    <meta:editing-duration>P1DT20H40M28S</meta:editing-duration>
    <meta:editing-cycles>63</meta:editing-cycles>
    <meta:generator>LibreOffice/5.1.6.2$Linux_X86_64 LibreOffice_project/10m0$Build-2</meta:generator>
    <meta:document-statistic meta:object-count="152"/>
  </office:meta>
</office:document-meta>
</file>